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6384" table:default-cell-style-name="ce2"/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table:number-columns-repeated="3"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 table:number-rows-repeated="10453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minf</meta:initial-creator>
    <meta:creation-date>2024-02-07T07:44:35Z</meta:creation-date>
    <dc:date>2026-02-05T13:28:35.547328400</dc:date>
    <meta:editing-duration>PT1M39S</meta:editing-duration>
    <meta:editing-cycles>1</meta:editing-cycles>
    <meta:document-statistic meta:table-count="1" meta:cell-count="12800" meta:object-count="0"/>
  </office:meta>
</office:document-meta>
</file>